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7/2013</text:p>
      <text:p text:style-name="Standard">This week, I have been rewriting the CPU emulation code. The old structure of the code was pretty bad, and it made the system pretty slow. The newer code <text:span text:style-name="T1">should</text:span><text:span text:style-name="T3"> be significantly faster. As a large benefit, it also removes the need to write the code for an opcode once per addressing mode. It is going pretty well so far, but some bugs remain.</text:span></text:p>
      <text:p text:style-name="Standard"><draw:frame draw:style-name="fr2" draw:name="graphics18" text:anchor-type="paragraph" svg:x="2.9681in" svg:y="0in" svg:width="3.7398in" svg:height="3.4409in" draw:z-index="17"><draw:image xlink:href="Pictures/100000000000020E000001E441A6ADC8.png" xlink:type="simple" xlink:show="embed" xlink:actuate="onLoad"/></draw:frame><text:span text:style-name="T3"/></text:p>
      <text:p text:style-name="Standard"/>
      <text:p text:style-name="P2">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1"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2" draw:name="graphics16" text:anchor-type="paragraph" svg:x="0.3598in" svg:y="0.0929in" svg:width="2.428in" svg:height="2.2217in" draw:z-index="15"><draw:image xlink:href="Pictures/1000000000000212000001E51AD09561.png" xlink:type="simple" xlink:show="embed" xlink:actuate="onLoad"/></draw:frame><draw:frame draw:style-name="fr2"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3"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3"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3"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3"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3"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3"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3"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3"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1"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3"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3H37M37S</meta:editing-duration>
    <dc:date>2013-01-17T10:36:14</dc:date>
    <meta:generator>OpenOffice.org/3.4$Unix OpenOffice.org_project/340m1$Build-9590</meta:generator>
    <meta:editing-cycles>43</meta:editing-cycles>
    <meta:document-statistic meta:table-count="0" meta:image-count="18" meta:object-count="0" meta:page-count="11" meta:paragraph-count="88" meta:word-count="3722" meta:character-count="20992"/>
    <meta:user-defined meta:name="Info 1"/>
    <meta:user-defined meta:name="Info 2"/>
    <meta:user-defined meta:name="Info 3"/>
    <meta:user-defined meta:name="Info 4"/>
  </office:meta>
</office:document-meta>
</file>